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1d5e25" officeooo:paragraph-rsid="001d5e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 4 5</text:p>
      <text:p text:style-name="P1">Is a Triagle</text:p>
      <text:p text:style-name="P1"/>
      <text:p text:style-name="P1">55 25 25</text:p>
      <text:p text:style-name="P1">Not a Triangle!</text:p>
      <text:p text:style-name="P1"/>
      <text:p text:style-name="P1">20 48 52</text:p>
      <text:p text:style-name="P1">Is a Triagle</text:p>
      <text:p text:style-name="P1"/>
      <text:p text:style-name="P1">123 345 299</text:p>
      <text:p text:style-name="P1">Is a Triagle</text:p>
      <text:p text:style-name="P1"/>
      <text:p text:style-name="P1">2002 4001 1050</text:p>
      <text:p text:style-name="P1">Not a Triangle!</text:p>
      <text:p text:style-name="P1"/>
      <text:p text:style-name="P1">431 588 765</text:p>
      <text:p text:style-name="P1">Is a Triagle</text:p>
      <text:p text:style-name="P1"/>
      <text:p text:style-name="P1">4999 4999 4999</text:p>
      <text:p text:style-name="P1">Is a Triagle</text:p>
      <text:p text:style-name="P1"/>
      <text:p text:style-name="P1">648 712 270</text:p>
      <text:p text:style-name="P1">Is a Triagle</text:p>
      <text:p text:style-name="P1"/>
      <text:p text:style-name="P1"/>
      <text:p text:style-name="P1"><text:s text:c="2"/>EAX=00000200 <text:s/>EBX=00000396 <text:s/>ECX=00000024 <text:s/>EDX=00000000</text:p>
      <text:p text:style-name="P1"><text:s text:c="2"/>ESI=0004506F <text:s/>EDI=000450C3 <text:s/>EBP=0036FB40 <text:s/>ESP=0036FB34</text:p>
      <text:p text:style-name="P1"><text:s text:c="2"/>EIP=0004227E <text:s/>EFL=00000246 <text:s/>CF=0 <text:s/>SF=0 <text:s/>ZF=1 <text:s/>OF=0 <text:s/>AF=0 <text:s/>PF=1</text:p>
      <text:p text:style-name="P1"/>
      <text:p text:style-name="P1">Press any key to continue . .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7S</meta:editing-duration>
    <meta:editing-cycles>4</meta:editing-cycles>
    <meta:generator>LibreOffice/4.4.3.2$Windows_x86 LibreOffice_project/88805f81e9fe61362df02b9941de8e38a9b5fd16</meta:generator>
    <dc:date>2015-06-16T14:17:30.865000000</dc:date>
    <meta:document-statistic meta:table-count="0" meta:image-count="0" meta:object-count="0" meta:page-count="1" meta:paragraph-count="20" meta:word-count="72" meta:character-count="391" meta:non-whitespace-character-count="320"/>
    <meta:user-defined meta:name="Info 1"/>
    <meta:user-defined meta:name="Info 2"/>
    <meta:user-defined meta:name="Info 3"/>
    <meta:user-defined meta:name="Info 4"/>
  </office:meta>
</office:document-meta>
</file>